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1pt" style:font-size-asian="11pt" style:font-size-complex="11pt"/>
    </style:style>
    <style:style style:name="P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4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5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" style:parent-style-name="Standard" style:list-style-name="LFO1" style:family="paragraph">
      <style:text-properties style:font-name="Times New Roman" style:font-name-complex="Times New Roman" fo:font-size="11pt" style:font-size-asian="11pt" style:font-size-complex="11pt"/>
    </style:style>
    <style:style style:name="P7" style:parent-style-name="Standard" style:list-style-name="LFO1" style:family="paragraph">
      <style:text-properties style:font-name="Times New Roman" style:font-name-complex="Times New Roman" fo:font-size="11pt" style:font-size-asian="11pt" style:font-size-complex="11pt"/>
    </style:style>
    <style:style style:name="P8" style:parent-style-name="Standard" style:list-style-name="LFO1" style:family="paragraph">
      <style:text-properties style:font-name="Times New Roman" style:font-name-complex="Times New Roman" fo:font-size="11pt" style:font-size-asian="11pt" style:font-size-complex="11pt"/>
    </style:style>
    <style:style style:name="P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0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3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4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5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6" style:parent-style-name="Standard" style:list-style-name="LFO3" style:family="paragraph">
      <style:text-properties style:font-name="Times New Roman" style:font-name-complex="Times New Roman" fo:font-size="11pt" style:font-size-asian="11pt" style:font-size-complex="11pt"/>
    </style:style>
    <style:style style:name="P17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8" style:parent-style-name="Standard" style:list-style-name="LFO2" style:family="paragraph">
      <style:text-properties style:font-name="Times New Roman" style:font-name-complex="Times New Roman" fo:font-size="11pt" style:font-size-asian="11pt" style:font-size-complex="11pt"/>
    </style:style>
    <style:style style:name="P19" style:parent-style-name="Standard" style:list-style-name="LFO2" style:family="paragraph">
      <style:text-properties style:font-name="Times New Roman" style:font-name-complex="Times New Roman" fo:font-size="11pt" style:font-size-asian="11pt" style:font-size-complex="11pt"/>
    </style:style>
    <style:style style:name="P20" style:parent-style-name="Standard" style:list-style-name="LFO2" style:family="paragraph">
      <style:text-properties style:font-name="Times New Roman" style:font-name-complex="Times New Roman" fo:font-size="11pt" style:font-size-asian="11pt" style:font-size-complex="11pt"/>
    </style:style>
    <style:style style:name="P2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3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24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25" style:parent-style-name="Standard" style:list-style-name="LFO5" style:family="paragraph">
      <style:text-properties style:font-name="Times New Roman" style:font-name-complex="Times New Roman" fo:font-size="11pt" style:font-size-asian="11pt" style:font-size-complex="11pt"/>
    </style:style>
    <style:style style:name="P26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7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28" style:parent-style-name="Standard" style:list-style-name="LFO6" style:family="paragraph">
      <style:text-properties style:font-name="Times New Roman" style:font-name-complex="Times New Roman" fo:font-size="11pt" style:font-size-asian="11pt" style:font-size-complex="11pt"/>
    </style:style>
    <style:style style:name="P29" style:parent-style-name="Standard" style:list-style-name="LFO6" style:family="paragraph">
      <style:text-properties style:font-name="Times New Roman" style:font-name-complex="Times New Roman" fo:font-size="11pt" style:font-size-asian="11pt" style:font-size-complex="11pt"/>
    </style:style>
    <style:style style:name="P30" style:parent-style-name="Standard" style:list-style-name="LFO6" style:family="paragraph">
      <style:text-properties style:font-name="Times New Roman" style:font-name-complex="Times New Roman" fo:font-size="11pt" style:font-size-asian="11pt" style:font-size-complex="11pt"/>
    </style:style>
    <style:style style:name="P3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3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34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35" style:parent-style-name="Standard" style:list-style-name="LFO7" style:family="paragraph">
      <style:text-properties style:font-name="Times New Roman" style:font-name-complex="Times New Roman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37" style:parent-style-name="Standard" style:list-style-name="LFO8" style:family="paragraph">
      <style:text-properties style:font-name="Times New Roman" style:font-name-complex="Times New Roman" fo:font-size="11pt" style:font-size-asian="11pt" style:font-size-complex="11pt"/>
    </style:style>
    <style:style style:name="P38" style:parent-style-name="Standard" style:list-style-name="LFO8" style:family="paragraph">
      <style:text-properties style:font-name="Times New Roman" style:font-name-complex="Times New Roman" fo:font-size="11pt" style:font-size-asian="11pt" style:font-size-complex="11pt"/>
    </style:style>
    <style:style style:name="P39" style:parent-style-name="Standard" style:list-style-name="LFO8" style:family="paragraph">
      <style:text-properties style:font-name="Times New Roman" style:font-name-complex="Times New Roman" fo:font-size="11pt" style:font-size-asian="11pt" style:font-size-complex="11pt"/>
    </style:style>
    <style:style style:name="P40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41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4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43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roject Scope:</text:p>
      <text:p text:style-name="P2"><text:tab/>Short Description of project:</text:p>
      <text:p text:style-name="P3"><text:tab/><text:tab/>Cubesat is a collaboration project between multiple universities along side the Canadian space agency. Our involvement involves the designing and building of a software application that will<text:s/>be used for both testing and integrating Cubesat NB's subsystems. The project will incorporate the communication between the subsystems of the Cubesat project. There will be two types of communication simulated: internal and external. Various environments,<text:s/>failures, situations, and equipment must be simulated and tested.</text:p>
      <text:p text:style-name="P4"/>
      <text:p text:style-name="P5"><text:tab/>Systems, infrastructures, tools, languages:</text:p>
      <text:list text:style-name="LFO1" text:continue-numbering="true">
        <text:list-item>
          <text:p text:style-name="P6">Either Python or Windows Presentation Foundation(Programmed in C#, functions on Windows) for user interface.</text:p>
        </text:list-item>
        <text:list-item>
          <text:p text:style-name="P7">Visual<text:s/>Studios or Pycharm depending on if Windows Presentation mode or Python are used.</text:p>
        </text:list-item>
        <text:list-item>
          <text:p text:style-name="P8">Github<text:s/>will be the repository hosting service used for version control and collaboration.</text:p>
        </text:list-item>
      </text:list>
      <text:p text:style-name="P9"/>
      <text:p text:style-name="P10"><text:tab/>Who is doing what:</text:p>
      <text:p text:style-name="P11"><text:tab/><text:tab/></text:p>
      <text:p text:style-name="P12"><text:tab/><text:tab/>David Thomson: Project Manager</text:p>
      <text:list text:style-name="LFO3" text:continue-numbering="true">
        <text:list-item>
          <text:p text:style-name="P13">Coordinate team efforts in both development and planning</text:p>
        </text:list-item>
        <text:list-item>
          <text:p text:style-name="P14">Ensures team is well organized, each meeting has an agenda, members are communicating, etc</text:p>
        </text:list-item>
        <text:list-item>
          <text:p text:style-name="P15">Oversee development and assesses issues as they come up</text:p>
        </text:list-item>
        <text:list-item>
          <text:p text:style-name="P16">Monitors projects<text:s/>progress</text:p>
        </text:list-item>
      </text:list>
      <text:p text:style-name="P17"><text:tab/><text:tab/>Maurice Lavoie: Quality Assurance Manager</text:p>
      <text:list text:style-name="LFO2" text:continue-numbering="true">
        <text:list-item>
          <text:p text:style-name="P18">Ensures standards are met<text:s/></text:p>
        </text:list-item>
        <text:list-item>
          <text:p text:style-name="P19">Analyzes quality of work,<text:s/></text:p>
        </text:list-item>
        <text:list-item>
          <text:p text:style-name="P20">leads implementation of processes, procedures and standards</text:p>
        </text:list-item>
      </text:list>
      <text:p text:style-name="P21"/>
      <text:p text:style-name="P22"><text:tab/><text:tab/>Harsha: Business Analyst</text:p>
      <text:list text:style-name="LFO5" text:continue-numbering="true">
        <text:list-item>
          <text:p text:style-name="P23">Manages communications with client</text:p>
        </text:list-item>
        <text:list-item>
          <text:p text:style-name="P24">Ensures client’s needs are met</text:p>
        </text:list-item>
        <text:list-item>
          <text:p text:style-name="P25">Consults clients on requirements</text:p>
        </text:list-item>
      </text:list>
      <text:p text:style-name="P26"/>
      <text:p text:style-name="P27"><text:tab/><text:tab/>Thomas: Backend Tech Lead</text:p>
      <text:list text:style-name="LFO6" text:continue-numbering="true">
        <text:list-item>
          <text:p text:style-name="P28">Manages back end development of software system</text:p>
        </text:list-item>
        <text:list-item>
          <text:p text:style-name="P29">Lead developer for hardware development</text:p>
        </text:list-item>
        <text:list-item>
          <text:p text:style-name="P30">Oversees backend development and manages as necessary</text:p>
        </text:list-item>
      </text:list>
      <text:p text:style-name="P31"><text:tab/></text:p>
      <text:p text:style-name="P32"><text:tab/><text:tab/>Alex: Frontend Tech Lead</text:p>
      <text:list text:style-name="LFO7" text:continue-numbering="true">
        <text:list-item>
          <text:p text:style-name="P33">Manges front end development of software system</text:p>
        </text:list-item>
        <text:list-item>
          <text:p text:style-name="P34">Lead developer of front-end software system</text:p>
        </text:list-item>
        <text:list-item>
          <text:p text:style-name="P35">Oversees front end development and manages as needed</text:p>
        </text:list-item>
      </text:list>
      <text:p text:style-name="P36"><text:tab/><text:tab/>All Team Members: Software Developer</text:p>
      <text:list text:style-name="LFO8" text:continue-numbering="true">
        <text:list-item>
          <text:p text:style-name="P37">Develops software system and subsystems</text:p>
        </text:list-item>
        <text:list-item>
          <text:p text:style-name="P38">Ensures requirements and specifications are accurately met</text:p>
        </text:list-item>
        <text:list-item>
          <text:p text:style-name="P39">Creates a maintainable software system</text:p>
        </text:list-item>
      </text:list>
      <text:p text:style-name="P40"/>
      <text:p text:style-name="P41"><text:tab/>Day and time of<text:s/>meeting:</text:p>
      <text:p text:style-name="P42"><text:tab/><text:tab/>Wednesdays at 230? or closest time they are available?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291in" text:min-label-width="0.25in" text:list-level-position-and-space-mode="label-alignment">
          <style:list-level-label-alignment text:label-followed-by="listtab" fo:margin-left="5.97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James Thomson</dc:creator>
    <meta:creation-date>2019-09-25T13:59:00Z</meta:creation-date>
    <dc:date>2019-09-26T03:14:00Z</dc:date>
    <meta:template xlink:href="Normal.dotm" xlink:type="simple"/>
    <meta:editing-cycles>2</meta:editing-cycles>
    <meta:editing-duration>PT1140S</meta:editing-duration>
    <meta:document-statistic meta:page-count="1" meta:paragraph-count="4" meta:word-count="309" meta:character-count="2071" meta:row-count="14" meta:non-whitespace-character-count="1766"/>
  </office:meta>
</office:document-meta>
</file>